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921cm" fo:margin-left="0.002cm" fo:margin-top="0cm" fo:margin-bottom="0cm" table:align="left" style:writing-mode="lr-tb"/>
    </style:style>
    <style:style style:name="Tableau1.A" style:family="table-column">
      <style:table-column-properties style:column-width="3.879cm"/>
    </style:style>
    <style:style style:name="Tableau1.B" style:family="table-column">
      <style:table-column-properties style:column-width="12.04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1a252f" fo:padding-left="0.212cm" fo:padding-right="0.212cm" fo:padding-top="0.176cm" fo:padding-bottom="0.176cm" fo:border="0.1pt solid #1a252f">
        <style:background-image/>
      </style:table-cell-properties>
    </style:style>
    <style:style style:name="Tableau1.A2" style:family="table-cell">
      <style:table-cell-properties fo:background-color="#fadbd8" fo:padding-left="0.212cm" fo:padding-right="0.212cm" fo:padding-top="0.176cm" fo:padding-bottom="0.176cm" fo:border="0.1pt solid #2c3e50">
        <style:background-image/>
      </style:table-cell-properties>
    </style:style>
    <style:style style:name="Tableau1.B2" style:family="table-cell">
      <style:table-cell-properties fo:padding-left="0.212cm" fo:padding-right="0.212cm" fo:padding-top="0.176cm" fo:padding-bottom="0.176cm" fo:border="0.1pt solid #2c3e50"/>
    </style:style>
    <style:style style:name="Tableau1.A3" style:family="table-cell">
      <style:table-cell-properties fo:background-color="#ebf5fb" fo:padding-left="0.212cm" fo:padding-right="0.212cm" fo:padding-top="0.176cm" fo:padding-bottom="0.176cm" fo:border="0.1pt solid #2c3e50">
        <style:background-image/>
      </style:table-cell-properties>
    </style:style>
    <style:style style:name="Tableau1.B3" style:family="table-cell">
      <style:table-cell-properties fo:padding-left="0.212cm" fo:padding-right="0.212cm" fo:padding-top="0.176cm" fo:padding-bottom="0.176cm" fo:border="0.1pt solid #2c3e50"/>
    </style:style>
    <style:style style:name="Tableau1.B4" style:family="table-cell">
      <style:table-cell-properties fo:padding-left="0.212cm" fo:padding-right="0.212cm" fo:padding-top="0.176cm" fo:padding-bottom="0.176cm" fo:border="0.1pt solid #2c3e50"/>
    </style:style>
    <style:style style:name="Tableau1.B5" style:family="table-cell">
      <style:table-cell-properties fo:padding-left="0.212cm" fo:padding-right="0.212cm" fo:padding-top="0.176cm" fo:padding-bottom="0.176cm" fo:border="0.1pt solid #2c3e50"/>
    </style:style>
    <style:style style:name="Tableau2" style:family="table">
      <style:table-properties style:width="15.921cm" fo:margin-left="0.002cm" fo:margin-top="0cm" fo:margin-bottom="0cm" table:align="left" style:writing-mode="lr-tb"/>
    </style:style>
    <style:style style:name="Tableau2.A" style:family="table-column">
      <style:table-column-properties style:column-width="6.174cm"/>
    </style:style>
    <style:style style:name="Tableau2.B" style:family="table-column">
      <style:table-column-properties style:column-width="9.745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2c3e50" fo:padding-left="0.212cm" fo:padding-right="0.212cm" fo:padding-top="0.176cm" fo:padding-bottom="0.176cm" fo:border="0.1pt solid #1a252f">
        <style:background-image/>
      </style:table-cell-properties>
    </style:style>
    <style:style style:name="Tableau2.A2" style:family="table-cell">
      <style:table-cell-properties fo:background-color="#f2f3f4" fo:padding-left="0.212cm" fo:padding-right="0.212cm" fo:padding-top="0.141cm" fo:padding-bottom="0.141cm" fo:border="0.1pt solid #2c3e50">
        <style:background-image/>
      </style:table-cell-properties>
    </style:style>
    <style:style style:name="Tableau2.B2" style:family="table-cell">
      <style:table-cell-properties fo:padding-left="0.212cm" fo:padding-right="0.212cm" fo:padding-top="0.141cm" fo:padding-bottom="0.141cm" fo:border="0.1pt solid #2c3e50"/>
    </style:style>
    <style:style style:name="Tableau2.B3" style:family="table-cell">
      <style:table-cell-properties fo:padding-left="0.212cm" fo:padding-right="0.212cm" fo:padding-top="0.141cm" fo:padding-bottom="0.141cm" fo:border="0.1pt solid #2c3e50"/>
    </style:style>
    <style:style style:name="Tableau2.B4" style:family="table-cell">
      <style:table-cell-properties fo:padding-left="0.212cm" fo:padding-right="0.212cm" fo:padding-top="0.141cm" fo:padding-bottom="0.141cm" fo:border="0.1pt solid #2c3e50"/>
    </style:style>
    <style:style style:name="Tableau2.B5" style:family="table-cell">
      <style:table-cell-properties fo:padding-left="0.212cm" fo:padding-right="0.212cm" fo:padding-top="0.141cm" fo:padding-bottom="0.141cm" fo:border="0.1pt solid #2c3e50"/>
    </style:style>
    <style:style style:name="Tableau2.B6" style:family="table-cell">
      <style:table-cell-properties fo:padding-left="0.212cm" fo:padding-right="0.212cm" fo:padding-top="0.141cm" fo:padding-bottom="0.141cm" fo:border="0.1pt solid #2c3e50"/>
    </style:style>
    <style:style style:name="Tableau3" style:family="table">
      <style:table-properties style:width="15.921cm" fo:margin-left="0.002cm" fo:margin-top="0cm" fo:margin-bottom="0cm" table:align="left" style:writing-mode="lr-tb"/>
    </style:style>
    <style:style style:name="Tableau3.A" style:family="table-column">
      <style:table-column-properties style:column-width="1.058cm"/>
    </style:style>
    <style:style style:name="Tableau3.B" style:family="table-column">
      <style:table-column-properties style:column-width="4.939cm"/>
    </style:style>
    <style:style style:name="Tableau3.C" style:family="table-column">
      <style:table-column-properties style:column-width="9.924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1a252f" fo:padding-left="0.212cm" fo:padding-right="0.212cm" fo:padding-top="0.176cm" fo:padding-bottom="0.176cm" fo:border="0.1pt solid #1a252f">
        <style:background-image/>
      </style:table-cell-properties>
    </style:style>
    <style:style style:name="Tableau3.A2" style:family="table-cell">
      <style:table-cell-properties fo:padding="0.212cm" fo:border="0.1pt solid #2c3e50"/>
    </style:style>
    <style:style style:name="Tableau3.B2" style:family="table-cell">
      <style:table-cell-properties fo:background-color="#fadbd8" fo:padding="0.212cm" fo:border="0.1pt solid #2c3e50">
        <style:background-image/>
      </style:table-cell-properties>
    </style:style>
    <style:style style:name="Tableau3.C2" style:family="table-cell">
      <style:table-cell-properties fo:padding="0.212cm" fo:border="0.1pt solid #2c3e50"/>
    </style:style>
    <style:style style:name="Tableau3.A3" style:family="table-cell">
      <style:table-cell-properties fo:padding="0.212cm" fo:border="0.1pt solid #2c3e50"/>
    </style:style>
    <style:style style:name="Tableau3.B3" style:family="table-cell">
      <style:table-cell-properties fo:background-color="#eafaf1" fo:padding="0.212cm" fo:border="0.1pt solid #2c3e50">
        <style:background-image/>
      </style:table-cell-properties>
    </style:style>
    <style:style style:name="Tableau3.C3" style:family="table-cell">
      <style:table-cell-properties fo:padding="0.212cm" fo:border="0.1pt solid #2c3e50"/>
    </style:style>
    <style:style style:name="Tableau3.A4" style:family="table-cell">
      <style:table-cell-properties fo:padding="0.212cm" fo:border="0.1pt solid #2c3e50"/>
    </style:style>
    <style:style style:name="Tableau3.B4" style:family="table-cell">
      <style:table-cell-properties fo:background-color="#f2f3f4" fo:padding="0.212cm" fo:border="0.1pt solid #2c3e50">
        <style:background-image/>
      </style:table-cell-properties>
    </style:style>
    <style:style style:name="Tableau3.C4" style:family="table-cell">
      <style:table-cell-properties fo:padding="0.212cm" fo:border="0.1pt solid #2c3e50"/>
    </style:style>
    <style:style style:name="Tableau4" style:family="table">
      <style:table-properties style:width="15.921cm" fo:margin-left="0.002cm" fo:margin-top="0cm" fo:margin-bottom="0cm" table:align="left" style:writing-mode="lr-tb"/>
    </style:style>
    <style:style style:name="Tableau4.A" style:family="table-column">
      <style:table-column-properties style:column-width="7.782cm"/>
    </style:style>
    <style:style style:name="Tableau4.B" style:family="table-column">
      <style:table-column-properties style:column-width="0.355cm"/>
    </style:style>
    <style:style style:name="Tableau4.C" style:family="table-column">
      <style:table-column-properties style:column-width="7.784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f8f9fa" fo:padding-left="0.353cm" fo:padding-right="0.353cm" fo:padding-top="0.212cm" fo:padding-bottom="0.353cm" fo:border-left="0.1pt solid #2c3e50" fo:border-right="none" fo:border-top="0.1pt solid #2c3e50" fo:border-bottom="0.1pt solid #2c3e50">
        <style:background-image/>
      </style:table-cell-properties>
    </style:style>
    <style:style style:name="Tableau4.B1" style:family="table-cell">
      <style:table-cell-properties fo:padding-left="0.191cm" fo:padding-right="0.191cm" fo:padding-top="0cm" fo:padding-bottom="0cm" fo:border="none"/>
    </style:style>
    <style:style style:name="Tableau4.C1" style:family="table-cell">
      <style:table-cell-properties fo:background-color="#f8f9fa" fo:padding-left="0.353cm" fo:padding-right="0.353cm" fo:padding-top="0.212cm" fo:padding-bottom="0.353cm" fo:border-left="none" fo:border-right="0.1pt solid #2c3e50" fo:border-top="0.1pt solid #2c3e50" fo:border-bottom="0.1pt solid #2c3e50">
        <style:background-image/>
      </style:table-cell-properties>
    </style:style>
    <style:style style:name="P1" style:family="paragraph" style:parent-style-name="List_20_Paragraph" style:list-style-name="WWNum2">
      <style:text-properties officeooo:paragraph-rsid="0011371f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11371f"/>
    </style:style>
    <style:style style:name="P3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1371f"/>
    </style:style>
    <style:style style:name="P4" style:family="paragraph" style:parent-style-name="Standard">
      <style:paragraph-properties fo:margin-top="0.141cm" fo:margin-bottom="0cm" style:contextual-spacing="false" fo:text-align="center" style:justify-single-word="false" fo:orphans="0" fo:widows="0"/>
      <style:text-properties officeooo:paragraph-rsid="0011371f"/>
    </style:style>
    <style:style style:name="P5" style:family="paragraph" style:parent-style-name="Standard">
      <style:paragraph-properties fo:margin-top="0cm" fo:margin-bottom="0.106cm" style:contextual-spacing="false" fo:text-align="center" style:justify-single-word="false"/>
      <style:text-properties officeooo:paragraph-rsid="0011371f"/>
    </style:style>
    <style:style style:name="P6" style:family="paragraph" style:parent-style-name="Standard">
      <style:paragraph-properties fo:margin-top="0cm" fo:margin-bottom="0.212cm" style:contextual-spacing="false" fo:text-align="center" style:justify-single-word="false"/>
      <style:text-properties officeooo:paragraph-rsid="0011371f"/>
    </style:style>
    <style:style style:name="P7" style:family="paragraph" style:parent-style-name="Standard">
      <style:paragraph-properties fo:margin-top="0cm" fo:margin-bottom="0.529cm" style:contextual-spacing="false" fo:text-align="center" style:justify-single-word="false"/>
      <style:text-properties officeooo:paragraph-rsid="0011371f"/>
    </style:style>
    <style:style style:name="P8" style:family="paragraph" style:parent-style-name="Standard">
      <style:paragraph-properties fo:margin-top="0.176cm" fo:margin-bottom="0.106cm" style:contextual-spacing="false" fo:text-align="center" style:justify-single-word="false"/>
      <style:text-properties officeooo:paragraph-rsid="0011371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1371f"/>
    </style:style>
    <style:style style:name="P10" style:family="paragraph" style:parent-style-name="Standard">
      <style:paragraph-properties fo:text-align="center" style:justify-single-word="false"/>
      <style:text-properties officeooo:paragraph-rsid="0011371f"/>
    </style:style>
    <style:style style:name="P11" style:family="paragraph" style:parent-style-name="Standard">
      <style:paragraph-properties fo:orphans="0" fo:widows="0"/>
      <style:text-properties officeooo:paragraph-rsid="0011371f"/>
    </style:style>
    <style:style style:name="P12" style:family="paragraph" style:parent-style-name="Standard">
      <style:paragraph-properties fo:margin-top="0cm" fo:margin-bottom="0.353cm" style:contextual-spacing="false"/>
      <style:text-properties officeooo:paragraph-rsid="0011371f"/>
    </style:style>
    <style:style style:name="P13" style:family="paragraph" style:parent-style-name="Standard">
      <style:paragraph-properties fo:margin-top="0.176cm" fo:margin-bottom="0.176cm" style:contextual-spacing="false" fo:padding-left="0cm" fo:padding-right="0cm" fo:padding-top="0cm" fo:padding-bottom="0.035cm" fo:border-left="none" fo:border-right="none" fo:border-top="none" fo:border-bottom="0.99pt solid #1a252f"/>
      <style:text-properties officeooo:paragraph-rsid="0011371f"/>
    </style:style>
    <style:style style:name="P14" style:family="paragraph" style:parent-style-name="Standard">
      <style:paragraph-properties fo:margin-top="0.176cm" fo:margin-bottom="0.176cm" style:contextual-spacing="false"/>
      <style:text-properties officeooo:paragraph-rsid="0011371f"/>
    </style:style>
    <style:style style:name="P15" style:family="paragraph" style:parent-style-name="Standard">
      <style:paragraph-properties fo:margin-top="0.176cm" fo:margin-bottom="0.176cm" style:contextual-spacing="false" fo:padding-left="0cm" fo:padding-right="0cm" fo:padding-top="0cm" fo:padding-bottom="0.035cm" fo:border-left="none" fo:border-right="none" fo:border-top="none" fo:border-bottom="0.26pt solid #bdc3c7"/>
      <style:text-properties officeooo:paragraph-rsid="0011371f"/>
    </style:style>
    <style:style style:name="P16" style:family="paragraph" style:parent-style-name="Standard">
      <style:paragraph-properties fo:margin-top="0.176cm" fo:margin-bottom="0.176cm" style:contextual-spacing="false" fo:padding-left="0cm" fo:padding-right="0cm" fo:padding-top="0cm" fo:padding-bottom="0.035cm" fo:border-left="none" fo:border-right="none" fo:border-top="none" fo:border-bottom="0.74pt solid #1a252f"/>
      <style:text-properties officeooo:paragraph-rsid="0011371f"/>
    </style:style>
    <style:style style:name="P17" style:family="paragraph" style:parent-style-name="Standard">
      <style:paragraph-properties fo:margin-top="0.141cm" fo:margin-bottom="0.141cm" style:contextual-spacing="false"/>
      <style:text-properties officeooo:paragraph-rsid="0011371f"/>
    </style:style>
    <style:style style:name="P18" style:family="paragraph" style:parent-style-name="Standard">
      <style:paragraph-properties fo:margin-left="0.635cm" fo:margin-right="0cm" fo:margin-top="0.212cm" fo:margin-bottom="0.106cm" style:contextual-spacing="false" fo:text-indent="0cm" style:auto-text-indent="false"/>
      <style:text-properties officeooo:paragraph-rsid="0011371f"/>
    </style:style>
    <style:style style:name="P19" style:family="paragraph" style:parent-style-name="Standard">
      <style:paragraph-properties fo:margin-left="0.635cm" fo:margin-right="0cm" fo:margin-top="0.141cm" fo:margin-bottom="0.106cm" style:contextual-spacing="false" fo:text-indent="0cm" style:auto-text-indent="false"/>
      <style:text-properties officeooo:paragraph-rsid="0011371f"/>
    </style:style>
    <style:style style:name="P20" style:family="paragraph" style:parent-style-name="Standard">
      <style:paragraph-properties fo:margin-top="0.141cm" fo:margin-bottom="0.247cm" style:contextual-spacing="false"/>
      <style:text-properties officeooo:paragraph-rsid="0011371f"/>
    </style:style>
    <style:style style:name="P21" style:family="paragraph" style:parent-style-name="Standard">
      <style:paragraph-properties fo:margin-top="0.353cm" fo:margin-bottom="0.176cm" style:contextual-spacing="false"/>
      <style:text-properties officeooo:paragraph-rsid="0011371f"/>
    </style:style>
    <style:style style:name="P22" style:family="paragraph" style:parent-style-name="Standard">
      <style:paragraph-properties fo:margin-top="0.141cm" fo:margin-bottom="0.106cm" style:contextual-spacing="false"/>
      <style:text-properties officeooo:paragraph-rsid="0011371f"/>
    </style:style>
    <style:style style:name="P23" style:family="paragraph" style:parent-style-name="Standard">
      <style:paragraph-properties fo:margin-top="0.141cm" fo:margin-bottom="0.353cm" style:contextual-spacing="false"/>
      <style:text-properties officeooo:paragraph-rsid="0011371f"/>
    </style:style>
    <style:style style:name="P24" style:family="paragraph" style:parent-style-name="Standard">
      <style:paragraph-properties fo:margin-top="0.176cm" fo:margin-bottom="0.353cm" style:contextual-spacing="false"/>
      <style:text-properties officeooo:paragraph-rsid="0011371f"/>
    </style:style>
    <style:style style:name="T1" style:family="text">
      <style:text-properties fo:color="#95a5a6" loext:opacity="100%" style:font-name="Arial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T2" style:family="text">
      <style:text-properties fo:color="#95a5a6" loext:opacity="100%" style:font-name="Arial" fo:font-size="11pt" style:font-name-asian="Arial1" style:font-size-asian="11pt" style:font-name-complex="Arial1" style:font-size-complex="11pt"/>
    </style:style>
    <style:style style:name="T3" style:family="text">
      <style:text-properties fo:color="#95a5a6" loext:opacity="100%" style:font-name="Arial" fo:font-size="10pt" style:font-name-asian="Arial1" style:font-size-asian="10pt" style:font-name-complex="Arial1" style:font-size-complex="10pt"/>
    </style:style>
    <style:style style:name="T4" style:family="text">
      <style:text-properties fo:color="#95a5a6" loext:opacity="100%" style:font-name="Arial" fo:font-size="10pt" officeooo:rsid="0011371f" style:font-name-asian="Arial1" style:font-size-asian="10pt" style:font-name-complex="Arial1" style:font-size-complex="10pt"/>
    </style:style>
    <style:style style:name="T5" style:family="text">
      <style:text-properties fo:color="#c0392b" loext:opacity="100%" style:font-name="Arial" fo:font-size="26pt" style:font-name-asian="Arial1" style:font-size-asian="26pt" style:font-name-complex="Arial1" style:font-size-complex="26pt"/>
    </style:style>
    <style:style style:name="T6" style:family="text">
      <style:text-properties fo:color="#c0392b" loext:opacity="100%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7" style:family="text">
      <style:text-properties fo:color="#c0392b" loext:opacity="100%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8" style:family="text">
      <style:text-properties fo:color="#c0392b" loext:opacity="100%" style:font-name="Arial" fo:font-size="14pt" style:font-name-asian="Arial1" style:font-size-asian="14pt" style:font-name-complex="Arial1" style:font-size-complex="14pt"/>
    </style:style>
    <style:style style:name="T9" style:family="text">
      <style:text-properties fo:color="#1a252f" loext:opacity="100%"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10" style:family="text">
      <style:text-properties fo:color="#1a252f" loext:opacity="100%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11" style:family="text">
      <style:text-properties fo:color="#1a252f" loext:opacity="100%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12" style:family="text">
      <style:text-properties fo:color="#7f8c8d" loext:opacity="100%" style:font-name="Arial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13" style:family="text">
      <style:text-properties fo:color="#7f8c8d" loext:opacity="100%" style:font-name="Arial" fo:font-size="14pt" style:font-name-asian="Arial1" style:font-size-asian="14pt" style:font-name-complex="Arial1" style:font-size-complex="14pt"/>
    </style:style>
    <style:style style:name="T14" style:family="text">
      <style:text-properties fo:color="#7f8c8d" loext:opacity="100%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15" style:family="text">
      <style:text-properties fo:color="#2c3e50" loext:opacity="100%" style:font-name="Arial" fo:font-size="11pt" style:font-name-asian="Arial1" style:font-size-asian="11pt" style:font-name-complex="Arial1" style:font-size-complex="11pt"/>
    </style:style>
    <style:style style:name="T16" style:family="text">
      <style:text-properties fo:color="#2c3e50" loext:opacity="100%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17" style:family="text">
      <style:text-properties fo:color="#2c3e50" loext:opacity="100%" style:font-name="Arial" fo:font-size="10pt" style:font-name-asian="Arial1" style:font-size-asian="10pt" style:font-name-complex="Arial1" style:font-size-complex="10pt"/>
    </style:style>
    <style:style style:name="T18" style:family="text">
      <style:text-properties fo:color="#2c3e50" loext:opacity="100%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19" style:family="text">
      <style:text-properties fo:color="#ffffff" loext:opacity="100%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20" style:family="text">
      <style:text-properties fo:color="#922b21" loext:opacity="100%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21" style:family="text">
      <style:text-properties fo:color="#922b21" loext:opacity="100%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22" style:family="text">
      <style:text-properties fo:color="#1a5276" loext:opacity="100%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23" style:family="text">
      <style:text-properties fo:color="#27ae60" loext:opacity="100%" style:font-name="Arial" fo:font-size="14pt" style:font-name-asian="Arial1" style:font-size-asian="14pt" style:font-name-complex="Arial1" style:font-size-complex="14pt"/>
    </style:style>
    <style:style style:name="T24" style:family="text">
      <style:text-properties fo:color="#1e8449" loext:opacity="100%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25" style:family="text">
      <style:text-properties fo:color="#5d6d7e" loext:opacity="100%" style:font-name="Arial" fo:font-size="10pt" fo:font-style="italic" style:font-name-asian="Arial1" style:font-size-asian="10pt" style:font-style-asian="italic" style:font-name-complex="Arial1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5"><text:span text:style-name="T5">⚠</text:span></text:p>
      <text:p text:style-name="P6"><text:span text:style-name="T9">PROCÈS-VERBAL DE VOTE D'EXCLUSION</text:span></text:p>
      <text:p text:style-name="P5"><text:span text:style-name="T6">Faute Grave — Suppression Totale Non Autorisée du Dépôt</text:span></text:p>
      <text:p text:style-name="P7"><text:span text:style-name="T12">Établi le 09 mars 2026</text:span></text:p>
      <text:p text:style-name="P13"/>
      <text:p text:style-name="P14"/>
      <text:list xml:id="list1645752348" text:style-name="WWNum2">
        <text:list-item text:start-value="1">
          <text:p text:style-name="P1"><text:span text:style-name="T10"><text:s/>OBJET DE LA PROCÉDURE</text:span></text:p>
        </text:list-item>
      </text:list>
      <text:p text:style-name="P17"><text:span text:style-name="T15">Le présent procès-verbal formalise la procédure de vote relative à l'exclusion définitive d'un membre du groupe, à la suite de la commission d'une faute grave dûment constatée, à savoir la </text:span><text:span text:style-name="T7">suppression délibérée et totale de l'intégralité du contenu du dépôt partagé</text:span><text:span text:style-name="T15">, dans le but de faire table rase du travail collectif afin d'y substituer des modifications personnelles non concertées et non approuvées.</text:span></text:p>
      <text:p text:style-name="P17"><text:span text:style-name="T15">Cet acte constitue une violation grave et caractérisée des règles de bonne conduite régissant le fonctionnement du groupe, causant un préjudice sérieux à l'ensemble des membres.</text:span></text:p>
      <text:p text:style-name="P14"/>
      <text:p text:style-name="P15"/>
      <text:p text:style-name="P14"/>
      <text:list xml:id="list92411747927224" text:continue-numbering="true" text:style-name="WWNum2">
        <text:list-item>
          <text:p text:style-name="P1"><text:span text:style-name="T10"><text:s/>EXPOSÉ DES FAITS REPROCHÉS</text:span>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<text:span text:style-name="T19">Catégorie</text:span></text:p>
          </table:table-cell>
          <table:table-cell table:style-name="Tableau1.A1" office:value-type="string">
            <text:p text:style-name="P11"><text:span text:style-name="T19">Détail</text:span></text:p>
          </table:table-cell>
        </table:table-row>
        <table:table-row table:style-name="Tableau1.1">
          <table:table-cell table:style-name="Tableau1.A2" office:value-type="string">
            <text:p text:style-name="P11"><text:span text:style-name="T20">Nature de la faute</text:span></text:p>
          </table:table-cell>
          <table:table-cell table:style-name="Tableau1.B2" office:value-type="string">
            <text:p text:style-name="P11"><text:span text:style-name="T17">Suppression totale et délibérée du contenu du dépôt Git partagé, remplaçant l'ensemble du travail collectif par un contenu personnel non concerté</text:span></text:p>
          </table:table-cell>
        </table:table-row>
        <table:table-row table:style-name="Tableau1.1">
          <table:table-cell table:style-name="Tableau1.A3" office:value-type="string">
            <text:p text:style-name="P11"><text:span text:style-name="T22">Intention établie</text:span></text:p>
          </table:table-cell>
          <table:table-cell table:style-name="Tableau1.B3" office:value-type="string">
            <text:p text:style-name="P11"><text:span text:style-name="T17">Volonté manifeste de détruire le travail commun existant pour imposer unilatéralement une nouvelle direction au projet, sans accord ni consultation du groupe</text:span></text:p>
          </table:table-cell>
        </table:table-row>
        <table:table-row table:style-name="Tableau1.1">
          <table:table-cell table:style-name="Tableau1.A3" office:value-type="string">
            <text:p text:style-name="P11"><text:span text:style-name="T22">Préjudice causé</text:span></text:p>
          </table:table-cell>
          <table:table-cell table:style-name="Tableau1.B4" office:value-type="string">
            <text:p text:style-name="P11"><text:span text:style-name="T17">Perte potentiellement irrémédiable du travail collectif, rupture de confiance, mise en péril de l'avancement du projet et de la cohésion du groupe</text:span></text:p>
          </table:table-cell>
        </table:table-row>
        <table:table-row table:style-name="Tableau1.1">
          <table:table-cell table:style-name="Tableau1.A2" office:value-type="string">
            <text:p text:style-name="P11"><text:span text:style-name="T20">Qualification juridique</text:span></text:p>
          </table:table-cell>
          <table:table-cell table:style-name="Tableau1.B5" office:value-type="string">
            <text:p text:style-name="P11"><text:span text:style-name="T17">FAUTE GRAVE — acte unilatéral délibéré portant atteinte à l'intégrité du patrimoine numérique commun et à la volonté collective</text:span></text:p>
          </table:table-cell>
        </table:table-row>
      </table:table>
      <text:p text:style-name="P14"/>
      <text:p text:style-name="P15"/>
      <text:p text:style-name="P14"/>
      <text:list xml:id="list92412431922412" text:continue-numbering="true" text:style-name="WWNum2">
        <text:list-item>
          <text:p text:style-name="P1"><text:span text:style-name="T10"><text:s/>FONDEMENTS DE LA PROCÉDURE</text:span></text:p>
        </text:list-item>
      </text:list>
      <text:p text:style-name="P17"><text:span text:style-name="T15">La présente procédure est engagée sur les fondements suivants :</text:span></text:p>
      <text:p text:style-name="P18"><text:span text:style-name="T10">I. Principe de respect du bien commun : </text:span><text:span text:style-name="T15">Le dépôt partagé est un bien collectif. Aucun membre ne dispose d'un droit unilatéral de le modifier, réinitialiser ou vider sans accord explicite de la majorité des membres.</text:span></text:p>
      <text:p text:style-name="P18"><text:soft-page-break/><text:span text:style-name="T10">II. Principe de loyauté collaborative : </text:span><text:span text:style-name="T15">Tout membre s'engage à agir dans l'intérêt du groupe. La suppression délibérée du travail commun pour le remplacer par du contenu personnel est constitutive d'une trahison de ce principe fondamental.</text:span></text:p>
      <text:p text:style-name="P18"><text:span text:style-name="T10">III. Principe de proportionnalité de la sanction : </text:span><text:span text:style-name="T15">La gravité extrême de l'acte — destruction totale suivie d'une réécriture unilatérale — justifie l'application de la sanction maximale : l'exclusion définitive.</text:span></text:p>
      <text:p text:style-name="P14"/>
      <text:p text:style-name="P15"/>
      <text:p text:style-name="P14"/>
      <text:list xml:id="list92411726498405" text:continue-numbering="true" text:style-name="WWNum2">
        <text:list-item>
          <text:p text:style-name="P1"><text:span text:style-name="T10"><text:s/>MODALITÉS DU VOTE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1"><text:span text:style-name="T19">Condition</text:span></text:p>
          </table:table-cell>
          <table:table-cell table:style-name="Tableau2.A1" office:value-type="string">
            <text:p text:style-name="P11"><text:span text:style-name="T19">Valeur requise</text:span></text:p>
          </table:table-cell>
        </table:table-row>
        <table:table-row table:style-name="Tableau2.1">
          <table:table-cell table:style-name="Tableau2.A2" office:value-type="string">
            <text:p text:style-name="P11"><text:span text:style-name="T18">Quorum requis</text:span></text:p>
          </table:table-cell>
          <table:table-cell table:style-name="Tableau2.B2" office:value-type="string">
            <text:p text:style-name="P11"><text:span text:style-name="T17">Majorité absolue des membres actifs du groupe</text:span></text:p>
          </table:table-cell>
        </table:table-row>
        <table:table-row table:style-name="Tableau2.1">
          <table:table-cell table:style-name="Tableau2.A2" office:value-type="string">
            <text:p text:style-name="P11"><text:span text:style-name="T18">Seuil d'exclusion</text:span></text:p>
          </table:table-cell>
          <table:table-cell table:style-name="Tableau2.B3" office:value-type="string">
            <text:p text:style-name="P11"><text:span text:style-name="T17">Majorité simple (50 % + 1 voix) des suffrages exprimés</text:span></text:p>
          </table:table-cell>
        </table:table-row>
        <table:table-row table:style-name="Tableau2.1">
          <table:table-cell table:style-name="Tableau2.A2" office:value-type="string">
            <text:p text:style-name="P11"><text:span text:style-name="T18">Modalité</text:span></text:p>
          </table:table-cell>
          <table:table-cell table:style-name="Tableau2.B4" office:value-type="string">
            <text:p text:style-name="P11"><text:span text:style-name="T17">Vote à bulletin secret ou déclaration écrite individuelle</text:span></text:p>
          </table:table-cell>
        </table:table-row>
        <table:table-row table:style-name="Tableau2.1">
          <table:table-cell table:style-name="Tableau2.A2" office:value-type="string">
            <text:p text:style-name="P11"><text:span text:style-name="T18">Droit de réponse</text:span></text:p>
          </table:table-cell>
          <table:table-cell table:style-name="Tableau2.B5" office:value-type="string">
            <text:p text:style-name="P11"><text:span text:style-name="T17">Le membre mis en cause dispose d'un droit de réponse préalable</text:span></text:p>
          </table:table-cell>
        </table:table-row>
        <table:table-row table:style-name="Tableau2.1">
          <table:table-cell table:style-name="Tableau2.A2" office:value-type="string">
            <text:p text:style-name="P11"><text:span text:style-name="T18">Délai de contestation</text:span></text:p>
          </table:table-cell>
          <table:table-cell table:style-name="Tableau2.B6" office:value-type="string">
            <text:p text:style-name="P11"><text:span text:style-name="T17">48 heures à compter de la notification du résultat</text:span></text:p>
          </table:table-cell>
        </table:table-row>
      </table:table>
      <text:p text:style-name="P14"/>
      <text:p text:style-name="P15"/>
      <text:p text:style-name="P14"/>
      <text:list xml:id="list92412098852372" text:continue-numbering="true" text:style-name="WWNum2">
        <text:list-item>
          <text:p text:style-name="P1"><text:span text:style-name="T10"><text:s/>FEUILLE DE VOTE OFFICIELLE</text:span></text:p>
        </text:list-item>
      </text:list>
      <text:p text:style-name="P20"><text:span text:style-name="T15">Chaque membre doit compléter ce bulletin. </text:span><text:span text:style-name="T7">Cocher une seule case.</text:span><text:span text:style-name="T15"> Tout bulletin non rempli ou avec plusieurs cases cochées est nul.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1"><text:span text:style-name="T19">Vote</text:span></text:p>
          </table:table-cell>
          <table:table-cell table:style-name="Tableau3.A1" office:value-type="string">
            <text:p text:style-name="P11"><text:span text:style-name="T19">Position</text:span></text:p>
          </table:table-cell>
          <table:table-cell table:style-name="Tableau3.A1" office:value-type="string">
            <text:p text:style-name="P11"><text:span text:style-name="T19">Signification</text:span></text:p>
          </table:table-cell>
        </table:table-row>
        <table:table-row table:style-name="Tableau3.1">
          <table:table-cell table:style-name="Tableau3.A2" office:value-type="string">
            <text:p text:style-name="P2"><text:span text:style-name="T8">☐</text:span></text:p>
          </table:table-cell>
          <table:table-cell table:style-name="Tableau3.B2" office:value-type="string">
            <text:p text:style-name="P11"><text:span text:style-name="T21">POUR l'exclusion</text:span></text:p>
          </table:table-cell>
          <table:table-cell table:style-name="Tableau3.C2" office:value-type="string">
            <text:p text:style-name="P11"><text:span text:style-name="T17">Je vote en faveur de l'exclusion définitive du membre mis en cause</text:span></text:p>
          </table:table-cell>
        </table:table-row>
        <table:table-row table:style-name="Tableau3.1">
          <table:table-cell table:style-name="Tableau3.A3" office:value-type="string">
            <text:p text:style-name="P2"><text:span text:style-name="T23">☐</text:span></text:p>
          </table:table-cell>
          <table:table-cell table:style-name="Tableau3.B3" office:value-type="string">
            <text:p text:style-name="P11"><text:span text:style-name="T24">CONTRE l'exclusion</text:span></text:p>
          </table:table-cell>
          <table:table-cell table:style-name="Tableau3.C3" office:value-type="string">
            <text:p text:style-name="P11"><text:span text:style-name="T17">Je m'oppose à l'exclusion et propose une sanction alternative</text:span></text:p>
          </table:table-cell>
        </table:table-row>
        <table:table-row table:style-name="Tableau3.1">
          <table:table-cell table:style-name="Tableau3.A4" office:value-type="string">
            <text:p text:style-name="P2"><text:span text:style-name="T13">☐</text:span></text:p>
          </table:table-cell>
          <table:table-cell table:style-name="Tableau3.B4" office:value-type="string">
            <text:p text:style-name="P11"><text:span text:style-name="T14">ABSTENTION</text:span></text:p>
          </table:table-cell>
          <table:table-cell table:style-name="Tableau3.C4" office:value-type="string">
            <text:p text:style-name="P11"><text:span text:style-name="T17">Je prends acte de la procédure sans exprimer de position</text:span></text:p>
          </table:table-cell>
        </table:table-row>
      </table:table>
      <text:p text:style-name="P21"/>
      <text:p text:style-name="P22"><text:span text:style-name="T16">Nom et prénom du membre votant : </text:span><text:span text:style-name="T2">_____________________________________________</text:span></text:p>
      <text:p text:style-name="P22"><text:span text:style-name="T16">Date du vote : </text:span><text:span text:style-name="T2">___________________</text:span></text:p>
      <text:p text:style-name="P23"><text:span text:style-name="T16">Signature : </text:span><text:span text:style-name="T2">________________________________________</text:span></text:p>
      <text:p text:style-name="P15"/>
      <text:p text:style-name="P14"/>
      <text:list xml:id="list92412475485127" text:continue-numbering="true" text:style-name="WWNum2">
        <text:list-item>
          <text:p text:style-name="P1"><text:span text:style-name="T10"><text:s/>CONSÉQUENCES DE L'EXCLUSION</text:span></text:p>
        </text:list-item>
      </text:list>
      <text:p text:style-name="P17"><text:soft-page-break/><text:span text:style-name="T15">En cas d'adoption de la mesure d'exclusion, les effets suivants prennent effet immédiatement :</text:span></text:p>
      <text:p text:style-name="P19"><text:span text:style-name="T7">▸ <text:s/></text:span><text:span text:style-name="T15">Révocation de tous les droits d'accès au dépôt GitHub commun (retrait des permissions collaborateur)</text:span></text:p>
      <text:p text:style-name="P19"><text:span text:style-name="T7">▸ <text:s/></text:span><text:span text:style-name="T15">Exclusion de tous les canaux de communication et espaces de travail partagés du groupe</text:span></text:p>
      <text:p text:style-name="P19"><text:span text:style-name="T7">▸ <text:s/></text:span><text:span text:style-name="T15">Impossibilité de réintégrer le groupe sur ce projet sans nouveau vote unanime favorable</text:span></text:p>
      <text:p text:style-name="P19"><text:span text:style-name="T7">▸ <text:s/></text:span><text:span text:style-name="T15">Notification formelle adressée au membre exclu par écrit dans un délai de 24 heures</text:span></text:p>
      <text:p text:style-name="P14"/>
      <text:p text:style-name="P16"/>
      <text:p text:style-name="P14"/>
      <text:p text:style-name="P8"><text:span text:style-name="T10">CERTIFICATION DU DOCUMENT</text:span></text:p>
      <text:p text:style-name="P9"><text:span text:style-name="T25">Le présent procès-verbal fait foi de la procédure engagée et constitue la preuve formelle du vote tenu.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"><text:span text:style-name="T11">Responsable du groupe</text:span></text:p>
            <text:p text:style-name="P3"><text:span text:style-name="T3">Signature : </text:span><text:span text:style-name="T3">_____________________</text:span></text:p>
            <text:p text:style-name="P4"><text:span text:style-name="T3">Date : ___________________________</text:span></text:p>
          </table:table-cell>
          <table:table-cell table:style-name="Tableau4.B1" office:value-type="string">
            <text:p text:style-name="P11"/>
          </table:table-cell>
          <table:table-cell table:style-name="Tableau4.C1" office:value-type="string">
            <text:p text:style-name="P2"><text:span text:style-name="T11">Secrétaire de séance</text:span></text:p>
            <text:p text:style-name="P3"><text:span text:style-name="T3">Signature : _____________________</text:span></text:p>
            <text:p text:style-name="P4"><text:span text:style-name="T3">Date : ___________________________</text:span></text:p>
          </table:table-cell>
        </table:table-row>
      </table:table>
      <text:p text:style-name="P24"/>
      <text:p text:style-name="P10"><text:span text:style-name="T1">Ce document est confidentiel et réservé aux membres du group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/>
    <style:style style:name="ListLabel_20_10" style:display-name="ListLabel 10" style:family="text">
      <style:text-properties fo:color="#1a252f" loext:opacity="100%"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Article %1% —" style:num-prefix="Article " style:num-suffix=" —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3-09T09:24:10.086000000</dc:date>
    <meta:editing-duration>PT25M10S</meta:editing-duration>
    <meta:editing-cycles>1</meta:editing-cycles>
    <meta:document-statistic meta:table-count="4" meta:image-count="0" meta:object-count="0" meta:page-count="3" meta:paragraph-count="68" meta:word-count="604" meta:character-count="4039" meta:non-whitespace-character-count="3489"/>
    <meta:generator>LibreOffice/7.4.6.2$Windows_X86_64 LibreOffice_project/5b1f5509c2decdade7fda905e3e1429a67acd63d</meta:generator>
  </office:meta>
</office:document-meta>
</file>